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nfoImpl.get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Impl.NodeInfoImpl( Path path , NodeId id , int index , Name primaryTypeName , Name [ ] mixinNames , Iterator references , Iterator propertyIds , Iterator childInf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InfoImpl.NodeInfoImpl( NodeId parentId , Name name , Path path , NodeId id , int index , Name primaryTypeName , Name [ ] mixinNames , Iterator references , Iterator propertyIds , Iterator chi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Impl.getProperty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nfoImpl.createSerializableNodeInfo( NodeInfo nodeInfo , final IdFactory idFacto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NodeInfoImpl.getMix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nfoImpl.getChildInfo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